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/>
    </style:style>
    <style:style style:name="T2" style:parent-style-name="Policepardéfaut" style:family="text">
      <style:text-properties style:font-name="Calibri"/>
    </style:style>
    <style:style style:name="P3" style:parent-style-name="Standard" style:family="paragraph">
      <style:paragraph-properties fo:margin-bottom="0.1388in"/>
    </style:style>
    <style:style style:name="T4" style:parent-style-name="Policepardéfaut" style:family="text">
      <style:text-properties style:font-name="Calibri"/>
    </style:style>
    <style:style style:name="P5" style:parent-style-name="Standard" style:family="paragraph">
      <style:paragraph-properties fo:margin-bottom="0.1388in"/>
    </style:style>
    <style:style style:name="T6" style:parent-style-name="Policepardéfaut" style:family="text">
      <style:text-properties style:font-name="Calibri"/>
    </style:style>
    <style:style style:name="P7" style:parent-style-name="Standard" style:family="paragraph">
      <style:paragraph-properties fo:margin-bottom="0.1388in"/>
    </style:style>
    <style:style style:name="T8" style:parent-style-name="Policepardéfaut" style:family="text">
      <style:text-properties style:font-name="Calibri"/>
    </style:style>
    <style:style style:name="P9" style:parent-style-name="Standard" style:family="paragraph">
      <style:paragraph-properties fo:margin-bottom="0.1388in"/>
    </style:style>
    <style:style style:name="T10" style:parent-style-name="Policepardéfaut" style:family="text">
      <style:text-properties style:font-name="Calibri"/>
    </style:style>
    <style:style style:name="P11" style:parent-style-name="Standard" style:family="paragraph">
      <style:paragraph-properties fo:text-align="end" fo:margin-bottom="0.1388in"/>
      <style:text-properties style:font-name="Calibri"/>
    </style:style>
    <style:style style:name="P12" style:parent-style-name="Standard" style:family="paragraph">
      <style:paragraph-properties fo:text-align="end" fo:margin-bottom="0.1388in"/>
    </style:style>
    <style:style style:name="T13" style:parent-style-name="Policepardéfaut" style:family="text">
      <style:text-properties style:font-name="Calibri"/>
    </style:style>
    <style:style style:name="T14" style:parent-style-name="Policepardéfaut" style:family="text">
      <style:text-properties style:font-name="Calibri"/>
    </style:style>
    <style:style style:name="T15" style:parent-style-name="Policepardéfaut" style:family="text">
      <style:text-properties style:font-name="Calibri"/>
    </style:style>
    <style:style style:name="P16" style:parent-style-name="Standard" style:family="paragraph">
      <style:paragraph-properties fo:margin-bottom="0.1388in" fo:margin-left="3.9388in" fo:text-indent="0.4923in">
        <style:tab-stops/>
      </style:paragraph-properties>
    </style:style>
    <style:style style:name="T17" style:parent-style-name="Policepardéfaut" style:family="text">
      <style:text-properties style:font-name="Calibri"/>
    </style:style>
    <style:style style:name="P18" style:parent-style-name="Standard" style:family="paragraph">
      <style:paragraph-properties fo:margin-bottom="0.1388in" fo:line-height="115%"/>
    </style:style>
    <style:style style:name="T19" style:parent-style-name="Policepardéfaut" style:family="text">
      <style:text-properties style:font-name="Calibri" fo:font-weight="bold" style:font-weight-asian="bold" style:font-weight-complex="bold"/>
    </style:style>
    <style:style style:name="T20" style:parent-style-name="Policepardéfaut" style:family="text">
      <style:text-properties style:font-name="Calibri"/>
    </style:style>
    <style:style style:name="P21" style:parent-style-name="Standard" style:family="paragraph">
      <style:paragraph-properties fo:margin-bottom="0.1388in" fo:line-height="115%"/>
    </style:style>
    <style:style style:name="T22" style:parent-style-name="Policepardéfaut" style:family="text">
      <style:text-properties style:font-name="Calibri"/>
    </style:style>
    <style:style style:name="P23" style:parent-style-name="Standard" style:family="paragraph">
      <style:paragraph-properties fo:margin-bottom="0.1388in" fo:line-height="115%"/>
    </style:style>
    <style:style style:name="T24" style:parent-style-name="Policepardéfaut" style:family="text">
      <style:text-properties style:font-name="Calibri"/>
    </style:style>
    <style:style style:name="T25" style:parent-style-name="Policepardéfaut" style:family="text">
      <style:text-properties style:font-name="Calibri"/>
    </style:style>
    <style:style style:name="P26" style:parent-style-name="Standard" style:family="paragraph">
      <style:paragraph-properties fo:margin-bottom="0.1388in" fo:line-height="115%"/>
      <style:text-properties style:font-name="Calibri"/>
    </style:style>
    <style:style style:name="P27" style:parent-style-name="Standard" style:family="paragraph">
      <style:paragraph-properties fo:margin-bottom="0.1388in" fo:line-height="115%"/>
      <style:text-properties style:font-name="Calibri"/>
    </style:style>
    <style:style style:name="P28" style:parent-style-name="Standard" style:family="paragraph">
      <style:paragraph-properties fo:margin-bottom="0.1388in" fo:line-height="115%"/>
      <style:text-properties style:font-name="Calibri"/>
    </style:style>
    <style:style style:name="P29" style:parent-style-name="Standard" style:family="paragraph">
      <style:paragraph-properties fo:margin-bottom="0.1388in" fo:line-height="115%"/>
      <style:text-properties style:font-name="Calibri"/>
    </style:style>
    <style:style style:name="P30" style:parent-style-name="Standard" style:family="paragraph">
      <style:paragraph-properties fo:margin-bottom="0.1388in" fo:line-height="115%"/>
      <style:text-properties style:font-name="Calibri"/>
    </style:style>
    <style:style style:name="P31" style:parent-style-name="Standard" style:family="paragraph">
      <style:paragraph-properties fo:margin-bottom="0.1388in" fo:line-height="115%"/>
      <style:text-properties style:font-name="Calibri"/>
    </style:style>
    <style:style style:name="P32" style:parent-style-name="Standard" style:family="paragraph">
      <style:paragraph-properties fo:margin-bottom="0.1388in" fo:line-height="115%"/>
      <style:text-properties style:font-name="Calibri"/>
    </style:style>
    <style:style style:name="P33" style:parent-style-name="Standard" style:family="paragraph">
      <style:paragraph-properties fo:margin-bottom="0.1388in" fo:line-height="115%"/>
    </style:style>
    <style:style style:name="T34" style:parent-style-name="Policepardéfaut" style:family="text">
      <style:text-properties style:font-name="Calibri"/>
    </style:style>
  </office:automatic-styles>
  <office:body>
    <office:text text:use-soft-page-breaks="true">
      <text:p text:style-name="P1"><text:span text:style-name="T2">Théo Richard</text:span></text:p>
      <text:p text:style-name="P3"><text:span text:style-name="T4">3 rue Louis Braille</text:span></text:p>
      <text:p text:style-name="P5"><text:span text:style-name="T6">31520 RAMONVILLE-SAINT-AGNE</text:span></text:p>
      <text:p text:style-name="P7"><text:span text:style-name="T8">07 88 11 88 04</text:span></text:p>
      <text:p text:style-name="P9"><text:a xlink:href="mailto:theo.richard31520@gmail.com" office:target-frame-name="_top" xlink:show="replace"><text:span text:style-name="T10">theo.richard31520@gmail.com</text:span></text:a></text:p>
      <text:p text:style-name="P11">Exem</text:p>
      <text:p text:style-name="P12"><text:span text:style-name="T13">31</text:span><text:span text:style-name="T14">400</text:span><text:span text:style-name="T15"><text:s/>Toulouse</text:span></text:p>
      <text:p text:style-name="P16"><text:span text:style-name="T17">Ramonville, le 7 février 2024</text:span></text:p>
      <text:p text:style-name="P18"><text:span text:style-name="T19">Objet :<text:s/></text:span><text:span text:style-name="T20">Candidature pour un stage en tant que Développeur web &amp; Web mobile</text:span></text:p>
      <text:p text:style-name="P21"><text:span text:style-name="T22">Madame, Monsieur :</text:span></text:p>
      <text:p text:style-name="P23"><text:span text:style-name="T24">Actuellement en formation professionnalisante Développeur web &amp; Web mobile au pôle numérique de l’ADRAR, je s</text:span><text:span text:style-name="T25">ouhaite préparer un stage pour effectuer ma première expérience en entreprise.</text:span></text:p>
      <text:p text:style-name="P26">En effet, j’ai toujours eu un intérêt pour le monde du numérique et plus particulièrement lorsque j’ai découvert le métier de développeur. Effectuer cette formation à l’ADRAR a<text:s/>confirmé mon envie de suivre cette voie, ainsi que de réaliser un stage pour faire un premier pas vers une première expérience professionnelle dans ce domaine.</text:p>
      <text:p text:style-name="P27">Après m'être renseigné sur votre offre de stage, le modèle de votre société basé sur la proximité, le partage de connaissances et le développement de compétences<text:s/>m'ont particulièrement intéressées et m'ont rendu d'autant plus enthousiaste à l'idée de pouvoir intégrer ce groupe.</text:p>
      <text:p text:style-name="P28">Habitué au travail en groupe et organisé, je suis prêt à apprendre et je sais m'adapter rapidement.</text:p>
      <text:p text:style-name="P29">Soucieux de développer mes connaissances sur le monde du numérique, j’espère que ma candidature saura vous intéresser et me tiens donc à votre disposition pour vous rencontrer ainsi que discuter plus en détail de mes motivations.</text:p>
      <text:p text:style-name="P30">Je vous remercie de l'attention que vous porterez à ma demande et reste disponible pour toute information complémentaire.</text:p>
      <text:p text:style-name="P31">Cordialement,</text:p>
      <text:p text:style-name="P32"/>
      <text:p text:style-name="P33"><text:span text:style-name="T34"><text:s text:c="122"/>M. RICHARD Thé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yberdev</meta:initial-creator>
    <dc:creator>cyberdev</dc:creator>
    <meta:creation-date>2024-02-07T13:59:00Z</meta:creation-date>
    <dc:date>2024-02-07T15:39:00Z</dc:date>
    <meta:template xlink:href="Normal.dotm" xlink:type="simple"/>
    <meta:editing-cycles>8</meta:editing-cycles>
    <meta:editing-duration>PT4740S</meta:editing-duration>
    <meta:document-statistic meta:page-count="1" meta:paragraph-count="3" meta:word-count="262" meta:character-count="1706" meta:row-count="12" meta:non-whitespace-character-count="1447"/>
  </office:meta>
</office:document-meta>
</file>